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CZEN</text:p>
      <text:list xml:id="list8263721105010109503" text:style-name="L1">
        <text:list-item>
          <text:p text:style-name="P1">id</text:p>
        </text:list-item>
        <text:list-item>
          <text:p text:style-name="P1">imie</text:p>
        </text:list-item>
        <text:list-item>
          <text:p text:style-name="P1">nazwisko</text:p>
        </text:list-item>
        <text:list-item>
          <text:p text:style-name="P1">nr</text:p>
        </text:list-item>
        <text:list-item>
          <text:p text:style-name="P1">id_klasy</text:p>
        </text:list-item>
      </text:list>
      <text:p text:style-name="Standard">KLASA</text:p>
      <text:list xml:id="list3609051770449468851" text:style-name="L2">
        <text:list-item>
          <text:p text:style-name="P2">id_klasy</text:p>
        </text:list-item>
        <text:list-item>
          <text:p text:style-name="P2">nazwa</text:p>
        </text:list-item>
      </text:list>
      <text:p text:style-name="Standard">PRZEDMIOT</text:p>
      <text:list xml:id="list5821238620920738773" text:style-name="L4">
        <text:list-item>
          <text:p text:style-name="P4">id</text:p>
        </text:list-item>
        <text:list-item>
          <text:p text:style-name="P4">nazwa</text:p>
        </text:list-item>
        <text:list-item>
          <text:p text:style-name="P4">id_nauczyciela</text:p>
        </text:list-item>
      </text:list>
      <text:p text:style-name="Standard">NAUCZYCIEL</text:p>
      <text:list xml:id="list7538692935377440400" text:style-name="L7">
        <text:list-item>
          <text:p text:style-name="P7">id</text:p>
        </text:list-item>
        <text:list-item>
          <text:p text:style-name="P7">imie</text:p>
        </text:list-item>
        <text:list-item>
          <text:p text:style-name="P7">nazwisko</text:p>
        </text:list-item>
      </text:list>
      <text:p text:style-name="Standard">OCENY</text:p>
      <text:list xml:id="list2465645433238881091" text:style-name="L9">
        <text:list-item>
          <text:p text:style-name="P9">id_oceny</text:p>
        </text:list-item>
        <text:list-item>
          <text:p text:style-name="P9">id_nauczyciel</text:p>
        </text:list-item>
        <text:list-item>
          <text:p text:style-name="P9">id_przedmiot</text:p>
        </text:list-item>
        <text:list-item>
          <text:p text:style-name="P9">id_uczen</text:p>
        </text:list-item>
        <text:list-item>
          <text:p text:style-name="P9">ocena</text:p>
        </text:list-item>
        <text:list-item>
          <text:p text:style-name="P9">data (data+czas)</text:p>
        </text:list-item>
        <text:list-item>
          <text:p text:style-name="P9">opis (za co ocena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07T08:38:59.20</meta:creation-date>
    <dc:date>2021-10-05T10:10:02.73</dc:date>
    <meta:editing-duration>PT15M40S</meta:editing-duration>
    <meta:editing-cycles>7</meta:editing-cycles>
    <meta:generator>OpenOffice/4.1.8$Win32 OpenOffice.org_project/418m3$Build-9803</meta:generator>
    <meta:print-date>2014-10-08T10:42:24.29</meta:print-date>
    <meta:document-statistic meta:table-count="0" meta:image-count="0" meta:object-count="0" meta:page-count="1" meta:paragraph-count="25" meta:word-count="49" meta:character-count="206"/>
  </office:meta>
</office:document-meta>
</file>